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draw:marker-start-width="0.518cm" draw:marker-end-width="0.518cm" draw:fill-color="#33b061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draw:marker-start-width="0.518cm" draw:marker-end-width="0.518cm" draw:fill-color="#2199ff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draw:marker-start-width="0.518cm" draw:marker-end-width="0.518cm" draw:fill-color="#ffde3b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draw:marker-start-width="0.518cm" draw:marker-end-width="0.518cm" draw:fill-color="#ff0059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" style:family="graphic" style:parent-style-name="objectwithoutfill">
      <style:graphic-properties svg:stroke-width="0.152cm" svg:stroke-color="#333333" draw:marker-start-width="0.432cm" draw:marker-end-width="0.432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b061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-color="#ffde3b"/>
      <style:paragraph-properties fo:text-align="center"/>
    </style:style>
    <style:style style:name="P5" style:family="paragraph">
      <loext:graphic-properties draw:fill-color="#ff0059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034cm" svg:y1="8.537cm" svg:x2="5.034cm" svg:y2="3.323cm">
          <text:p/>
        </draw:line>
        <draw:line draw:style-name="gr1" draw:text-style-name="P1" draw:layer="layout" svg:x1="15.194cm" svg:y1="4.856cm" svg:x2="15.194cm" svg:y2="3.323cm">
          <text:p/>
        </draw:line>
        <draw:g>
          <draw:path draw:style-name="gr2" draw:text-style-name="P2" draw:layer="layout" svg:width="4.089cm" svg:height="2.43cm" svg:x="2.811cm" svg:y="18.353cm" svg:viewBox="0 0 4090 2431" svg:d="M207 1781c781 997 2192 726 3497 0s-1051-1806-1851-1781c-801 26-2427 783-1646 1781z">
            <text:p/>
          </draw:path>
          <draw:path draw:style-name="gr2" draw:text-style-name="P2" draw:layer="layout" svg:width="3.492cm" svg:height="2.145cm" svg:x="8.526cm" svg:y="14.98cm" svg:viewBox="0 0 3493 2146" svg:d="M177 1572c667 881 1872 641 2986 0 1115-641-897-1594-1581-1572-683 23-2073 692-1405 1572z">
            <text:p/>
          </draw:path>
          <draw:path draw:style-name="gr2" draw:text-style-name="P2" draw:layer="layout" svg:width="3.809cm" svg:height="2.124cm" svg:x="5.351cm" svg:y="16.513cm" svg:viewBox="0 0 3810 2125" svg:d="M193 1557c727 872 2042 635 3257 0 1216-635-978-1579-1724-1557s-2261 685-1533 1557z">
            <text:p/>
          </draw:path>
          <draw:path draw:style-name="gr1" draw:text-style-name="P1" draw:layer="layout" svg:width="2.759cm" svg:height="2.856cm" draw:transform="rotate (1.5707963267949) translate (4.399cm 18.3532276197853cm)" svg:viewBox="0 0 2760 2857" svg:d="M0 0c2454 0 2760 0 2760 0v2857h-920">
            <text:p/>
          </draw:path>
          <draw:path draw:style-name="gr1" draw:text-style-name="P1" draw:layer="layout" svg:width="1.533cm" svg:height="3.492cm" draw:transform="rotate (1.5707963267949) translate (6.621cm 15.5929679097045cm)" svg:viewBox="0 0 1534 3493" svg:d="M0 0c409 0 1126 0 1534 0 0 1164 0 3493 0 3493h-921">
            <text:p/>
          </draw:path>
        </draw:g>
        <draw:g>
          <draw:path draw:style-name="gr3" draw:text-style-name="P3" draw:layer="layout" svg:width="5.344cm" svg:height="4.228cm" svg:x="13.659cm" svg:y="15.593cm" svg:viewBox="0 0 5345 4229" svg:d="M116 1648c-911-2127 3799-1919 4763-921 965 998 327 2912-953 3375-1279 462-2898-328-3810-2454z">
            <text:p/>
          </draw:path>
          <draw:path draw:style-name="gr3" draw:text-style-name="P3" draw:layer="layout" svg:width="3.174cm" svg:height="1.774cm" svg:x="12.072cm" svg:y="13.445cm" svg:viewBox="0 0 3175 1775" svg:d="M69 691c-541-892 2257-805 2829-386 573 419 195 1222-566 1416-760 195-1721-137-2263-1030z">
            <text:p/>
          </draw:path>
          <draw:path draw:style-name="gr1" draw:text-style-name="P1" draw:layer="layout" svg:width="3.066cm" svg:height="2.54cm" draw:transform="rotate (1.5707963267949) translate (13.976cm 15.5929679097045cm)" svg:viewBox="0 0 3067 2541" svg:d="M2148 0c408 0 613 1 919 1 0 847 0 1693 0 2540-1022 0-3067 0-3067 0">
            <text:p/>
          </draw:path>
        </draw:g>
        <draw:line draw:style-name="gr1" draw:text-style-name="P1" draw:layer="layout" svg:x1="7.256cm" svg:y1="14.059cm" svg:x2="7.256cm" svg:y2="3.323cm">
          <text:p/>
        </draw:line>
        <draw:g>
          <draw:path draw:style-name="gr4" draw:text-style-name="P4" draw:layer="layout" svg:width="3.114cm" svg:height="2.306cm" svg:x="0.374cm" svg:y="13.695cm" svg:viewBox="0 0 3115 2307" svg:d="M161 1228c-870 1532 2035 1253 2682 278 647-974 0-1253-517-1392-518-139-1294-418-2165 1114z">
            <text:p/>
          </draw:path>
          <draw:path draw:style-name="gr4" draw:text-style-name="P4" draw:layer="layout" svg:width="2.814cm" svg:height="2.018cm" svg:x="3.113cm" svg:y="11.9cm" svg:viewBox="0 0 2815 2019" svg:d="M146 1075c-787 1340 1839 1096 2424 243 584-853 0-1097-468-1218-468-122-1169-366-1956 975z">
            <text:p/>
          </draw:path>
          <draw:path draw:style-name="gr4" draw:text-style-name="P4" draw:layer="layout" svg:width="2.439cm" svg:height="1.633cm" svg:x="5.74cm" svg:y="10.504cm" svg:viewBox="0 0 2440 1634" svg:d="M126 870c-682 1085 1595 887 2102 197 506-690 0-888-406-986-405-99-1013-296-1696 789z">
            <text:p/>
          </draw:path>
          <draw:path draw:style-name="gr4" draw:text-style-name="P4" draw:layer="layout" svg:width="1.688cm" svg:height="1.25cm" svg:x="10.432cm" svg:y="8.484cm" svg:viewBox="0 0 1689 1251" svg:d="M88 666c-473 830 1103 679 1454 151 351-529 0-680-281-755-280-76-701-227-1173 604z">
            <text:p/>
          </draw:path>
          <draw:path draw:style-name="gr1" draw:text-style-name="P1" draw:layer="layout" svg:width="2.243cm" svg:height="2.626cm" draw:transform="rotate (1.5707963267949) translate (1.79966992049914cm 13.6954363453141cm)" svg:viewBox="0 0 2244 2627" svg:d="M0 0c1795 0 2244 0 2244 0v2627h-449">
            <text:p/>
          </draw:path>
          <draw:path draw:style-name="gr1" draw:text-style-name="P1" draw:layer="layout" svg:width="1.578cm" svg:height="3.752cm" draw:transform="rotate (1.5707963267949) translate (3.11303582570192cm 11.4602461370507cm)" svg:viewBox="0 0 1579 3753" svg:d="M0 0c1795 0 1570 0 1570 0l9 3753h-623">
            <text:p/>
          </draw:path>
          <draw:path draw:style-name="gr1" draw:text-style-name="P1" draw:layer="layout" svg:width="1.395cm" svg:height="4.503cm" draw:transform="rotate (1.5707963267949) translate (4.61436318808493cm 9.88084363453141cm)" svg:viewBox="0 0 1396 4504" svg:d="M0 0c1795 0 1346 0 1346 0v4504h-847">
            <text:p/>
          </draw:path>
          <draw:polyline draw:style-name="gr1" draw:text-style-name="P1" draw:layer="layout" svg:width="0.896cm" svg:height="4.691cm" draw:transform="rotate (1.5707963267949) translate (6.4910223910637cm 8.48446808867988cm)" svg:viewBox="0 0 897 4692" draw:points="0,0 897,0 897,4692 0,4692">
            <text:p/>
          </draw:polyline>
          <draw:path draw:style-name="gr4" draw:text-style-name="P4" draw:layer="layout" svg:width="2.064cm" svg:height="1.528cm" svg:x="8.18cm" svg:y="9.424cm" svg:viewBox="0 0 2065 1529" svg:d="M107 814c-577 1015 1349 831 1778 184 429-646 0-830-343-923-343-92-858-277-1435 739z">
            <text:p/>
          </draw:path>
        </draw:g>
        <draw:line draw:style-name="gr1" draw:text-style-name="P1" draw:layer="layout" svg:x1="16.146cm" svg:y1="12.525cm" svg:x2="16.146cm" svg:y2="3.323cm">
          <text:p/>
        </draw:line>
        <draw:g>
          <draw:path draw:style-name="gr5" draw:text-style-name="P5" draw:layer="layout" svg:width="2.906cm" svg:height="1.432cm" draw:transform="rotate (-3.14159265358979) translate (9.22533337959768cm 5.88925154642784cm)" svg:viewBox="0 0 2907 1433" svg:d="M2879 301c236 493-1070 1265-1955 1112-886-154-1385-1068-326-1223 1059-156 2045-383 2281 111z">
            <text:p/>
          </draw:path>
          <draw:path draw:style-name="gr5" draw:text-style-name="P5" draw:layer="layout" svg:width="3.553cm" svg:height="1.751cm" draw:transform="rotate (-3.14159265358979) translate (14.950207833628cm 7.98718250931275cm)" svg:viewBox="0 0 3554 1752" svg:d="M3520 367c289 604-1308 1548-2391 1360-1082-187-1693-1306-398-1495 1294-190 2500-468 2789 135z">
            <text:p/>
          </draw:path>
          <draw:path draw:style-name="gr5" draw:text-style-name="P5" draw:layer="layout" svg:width="3.808cm" svg:height="1.876cm" draw:transform="rotate (-3.14159265358979) translate (17.9967818272025cm 9.35487657858433cm)" svg:viewBox="0 0 3809 1877" svg:d="M3772 394c309 646-1402 1658-2562 1457s-1814-1399-427-1603c1387-203 2680-500 2989 146z">
            <text:p/>
          </draw:path>
          <draw:path draw:style-name="gr5" draw:text-style-name="P5" draw:layer="layout" svg:width="3.202cm" svg:height="1.578cm" draw:transform="rotate (-3.14159265358979) translate (12.0602726124877cm 6.75593057765806cm)" svg:viewBox="0 0 3203 1579" svg:d="M3172 331c261 544-1179 1395-2154 1226-976-169-1526-1177-359-1348 1166-171 2253-421 2513 122z">
            <text:p/>
          </draw:path>
          <draw:path draw:style-name="gr5" draw:text-style-name="P5" draw:layer="layout" svg:width="4.528cm" svg:height="2.231cm" draw:transform="rotate (-3.14159265358979) translate (21.0433966480773cm 11.2405036966142cm)" svg:viewBox="0 0 4529 2232" svg:d="M4485 468c368 769-1667 1972-3046 1733s-2157-1664-508-1906c1650-242 3187-595 3554 173z">
            <text:p/>
          </draw:path>
          <draw:path draw:style-name="gr6" draw:text-style-name="P1" draw:layer="layout" svg:width="2.059cm" svg:height="3.3cm" draw:transform="rotate (1.5707963267949) translate (16.2196929133858cm 8.96192962310888cm)" svg:viewBox="0 0 2060 3301" svg:d="M1386 0c693 0 674 0 674 0v3301l-2060-1">
            <text:p/>
          </draw:path>
          <draw:path draw:style-name="gr6" draw:text-style-name="P1" draw:layer="layout" svg:width="1.193cm" svg:height="5.077cm" draw:transform="rotate (1.5707963267949) translate (13.4266206896552cm 6.86345187873302cm)" svg:viewBox="0 0 1194 5078" svg:d="M674 0c462 0 58 0 520 0 0 1693 0 5078 0 5078l-1194-1">
            <text:p/>
          </draw:path>
          <draw:path draw:style-name="gr6" draw:text-style-name="P1" draw:layer="layout" svg:width="0.865cm" svg:height="6.092cm" draw:transform="rotate (1.5707963267949) translate (10.6343480857996cm 5.66931161743409cm)" svg:viewBox="0 0 866 6093" svg:d="M539 0c109 0 218 0 327 0 0 2031 0 6093 0 6093h-866">
            <text:p/>
          </draw:path>
          <draw:path draw:style-name="gr6" draw:text-style-name="P1" draw:layer="layout" svg:width="0.866cm" svg:height="6.092cm" draw:transform="rotate (1.5707963267949) translate (8.09555498235134cm 4.80317789043162cm)" svg:viewBox="0 0 867 6093" svg:d="M366 0c693 0 334 0 501 0 0 2031 0 6093 0 6093h-867">
            <text:p/>
          </draw:path>
        </draw:g>
        <draw:path draw:style-name="gr7" draw:text-style-name="P1" draw:layer="layout" svg:width="0.198cm" svg:height="0.971cm" svg:x="1.261cm" svg:y="0.596cm" svg:viewBox="0 0 199 972" svg:d="M0 0c43 191 65 389 82 586 10 112 37 216 65 321l35 65 17-27">
          <text:p/>
        </draw:path>
        <draw:path draw:style-name="gr7" draw:text-style-name="P1" draw:layer="layout" svg:width="0.642cm" svg:height="0.558cm" svg:x="1.391cm" svg:y="0.599cm" svg:viewBox="0 0 643 559" svg:d="M0 79c76-100 185-76 285-77 83-2 153 35 220 77 47 28 83 71 113 117 31 46 35 117 0 160-33 39-77 93-143 86-68-9-145-3-203 35-68 44-144 63-220 77l-52 5 39-5">
          <text:p/>
        </draw:path>
        <draw:path draw:style-name="gr7" draw:text-style-name="P1" draw:layer="layout" svg:width="0.638cm" svg:height="0.836cm" svg:x="2.312cm" svg:y="0.749cm" svg:viewBox="0 0 639 837" svg:d="M0 284c28-138 146-183 252-225 84-35 169-69 255-56 68 9 101 102 115 173 18 90 14 185 17 276 2 67-28 125-36 190-7 55 0 115 0 173v22">
          <text:p/>
        </draw:path>
        <draw:path draw:style-name="gr7" draw:text-style-name="P1" draw:layer="layout" svg:width="0.854cm" svg:height="0.474cm" svg:x="2.126cm" svg:y="1.189cm" svg:viewBox="0 0 855 475" svg:d="M855 17c-137-33-277-15-402 34-72 27-145 16-216 44-92 36-207 77-233 181-35 138 154 174 242 194 62 14 129-4 194-8 58-5 116-52 173-26 65 28 151 36 203-17l13-13">
          <text:p/>
        </draw:path>
        <draw:path draw:style-name="gr7" draw:text-style-name="P1" draw:layer="layout" svg:width="0.73cm" svg:height="0.893cm" svg:x="3.3cm" svg:y="0.673cm" svg:viewBox="0 0 731 894" svg:d="M731 62c-138-136-277-17-402 64-70 45-138 97-190 177-39 61-63 136-95 201-46 92-56 213-30 312 35 130 151 55 229 70 70 14 134-36 207-17 78 19 187-47 194-172v-64-12">
          <text:p/>
        </draw:path>
        <draw:path draw:style-name="gr7" draw:text-style-name="P1" draw:layer="layout" svg:width="0.865cm" svg:height="1.538cm" svg:x="3.173cm" svg:y="0.544cm" svg:viewBox="0 0 866 1539" svg:d="M849 0c-15 193-11 389 13 581 12 98-7 189 0 287 5 68 2 139-5 209-6 57 23 130-13 174-61 73-154 105-220 173-69 71-157 85-238 109-110 34-201-108-276-158-57-38-151-103-91-199">
          <text:p/>
        </draw:path>
        <draw:path draw:style-name="gr7" draw:text-style-name="P1" draw:layer="layout" svg:width="0.436cm" svg:height="1.109cm" svg:x="6.509cm" svg:y="0.549cm" svg:viewBox="0 0 437 1110" svg:d="M437 207c-51-80-120-197-229-207-113-9-181 135-190 220-14 123-25 248-13 371 8 90 7 182 4 273-2 57-23 123 22 172l9 44 56 30">
          <text:p/>
        </draw:path>
        <draw:path draw:style-name="gr7" draw:text-style-name="P1" draw:layer="layout" svg:width="0.837cm" svg:height="0.146cm" svg:x="6.194cm" svg:y="1.097cm" svg:viewBox="0 0 838 147" svg:d="M0 147c128-41 264-71 398-60 124 10 248-21 367-52l43-17 30-18">
          <text:p/>
        </draw:path>
        <draw:path draw:style-name="gr7" draw:text-style-name="P1" draw:layer="layout" svg:width="0.148cm" svg:height="0.673cm" svg:x="7.19cm" svg:y="0.946cm" svg:viewBox="0 0 149 674" svg:d="M6 0c-30 145 53 266 73 402 11 74 24 151 48 225l22 43v4">
          <text:p/>
        </draw:path>
        <draw:path draw:style-name="gr7" draw:text-style-name="P1" draw:layer="layout" svg:width="0.301cm" svg:height="0.046cm" svg:x="7.262cm" svg:y="1.085cm" svg:viewBox="0 0 302 47" svg:d="M0 47c90-76 186-46 272-9l30-12">
          <text:p/>
        </draw:path>
        <draw:path draw:style-name="gr7" draw:text-style-name="P1" draw:layer="layout" svg:width="0.727cm" svg:height="0.899cm" svg:x="7.788cm" svg:y="0.86cm" svg:viewBox="0 0 728 900" svg:d="M415 59c-180-120-313 91-380 269-37 99-60 258 13 364 67 99 147 191 242 205 93 13 201-15 277-99 72-80 113-202 138-323 13-64 38-140 13-193-45-96-102-199-186-240-56-27-121-79-173 0l-13 81">
          <text:p/>
        </draw:path>
        <draw:path draw:style-name="gr7" draw:text-style-name="P1" draw:layer="layout" svg:width="0.075cm" svg:height="0.759cm" svg:x="8.726cm" svg:y="0.873cm" svg:viewBox="0 0 76 760" svg:d="M0 0c63 151 57 312 74 471 10 95-14 192-22 289l9-17">
          <text:p/>
        </draw:path>
        <draw:path draw:style-name="gr7" draw:text-style-name="P1" draw:layer="layout" svg:width="0.69cm" svg:height="0.811cm" svg:x="8.623cm" svg:y="0.817cm" svg:viewBox="0 0 691 812" svg:d="M0 306c75-128 208-182 332-237 78-34 171-90 255-61 83 29 107 146 104 229-2 55-34 108-43 164-15 87-80 152-87 242l-26 95-13 44v30">
          <text:p/>
        </draw:path>
        <draw:path draw:style-name="gr7" draw:text-style-name="P1" draw:layer="layout" svg:width="0.546cm" svg:height="0.848cm" svg:x="9.141cm" svg:y="0.866cm" svg:viewBox="0 0 547 849" svg:d="M0 201c70-177 244-160 389-198 92-23 173 84 155 177-11 60 10 123 0 185-9 52-22 104-38 156-19 62-41 132-18 199l-26 56-30 73h4">
          <text:p/>
        </draw:path>
        <draw:path draw:style-name="gr7" draw:text-style-name="P1" draw:layer="layout" svg:width="0.081cm" svg:height="1.337cm" svg:x="10.687cm" svg:y="0.449cm" svg:viewBox="0 0 82 1338" svg:d="M0 0c82 153 52 329 39 493-7 94-10 192 5 287 9 62 30 126 21 189-13 87-2 175-13 263l4 69 26 37">
          <text:p/>
        </draw:path>
        <draw:path draw:style-name="gr7" draw:text-style-name="P1" draw:layer="layout" svg:width="0.789cm" svg:height="0.267cm" svg:x="10.368cm" svg:y="0.972cm" svg:viewBox="0 0 790 268" svg:d="M0 268c159 4 283-95 419-156 87-39 185-47 272-90l99-22-39 13">
          <text:p/>
        </draw:path>
        <draw:path draw:style-name="gr7" draw:text-style-name="P1" draw:layer="layout" svg:width="0.098cm" svg:height="1.36cm" svg:x="11.318cm" svg:y="0.459cm" svg:viewBox="0 0 99 1361" svg:d="M0 0c39 143 51 296 48 448-2 68-5 136 12 203 22 89 35 183 39 276 2 50-4 99-13 153-12 73-40 153-4 225l4 46v10">
          <text:p/>
        </draw:path>
        <draw:path draw:style-name="gr7" draw:text-style-name="P1" draw:layer="layout" svg:width="0.721cm" svg:height="0.9cm" svg:x="11.301cm" svg:y="0.974cm" svg:viewBox="0 0 722 901" svg:d="M0 328c95-97 192-205 315-267 62-31 124-23 190-37 61-13 210-68 216 51 5 100-26 201-56 299-25 81-37 168-61 250-21 70-34 145-30 221l18 56">
          <text:p/>
        </draw:path>
        <draw:path draw:style-name="gr7" draw:text-style-name="P1" draw:layer="layout" svg:width="0.919cm" svg:height="0.863cm" svg:x="12.229cm" svg:y="0.989cm" svg:viewBox="0 0 920 864" svg:d="M22 443c155-10 311 50 467 14 92-22 200-36 267-112 49-55 83-147 44-225-38-77-123-114-199-120-78-5-144 38-216 55-91 21-133 106-190 171-81 93-203 189-195 324 9 120 93 246 199 294 110 51 237-14 354 10 96 19 190-1 268-56 74-51 111-153 95-244l-17-32">
          <text:p/>
        </draw:path>
        <draw:path draw:style-name="gr7" draw:text-style-name="P1" draw:layer="layout" svg:width="0.718cm" svg:height="0.778cm" svg:x="4.396cm" svg:y="0.817cm" svg:viewBox="0 0 719 779" svg:d="M49 397c121 128 283 56 402-9 83-45 200-100 216-207 11-76-8-183-121-181-74 1-145 15-216 21-120 9-272 56-311 173-36 108-13 231 0 345 16 143 176 170 285 221 76 36 174 17 250-26l95-108 31-52 39-17">
          <text:p/>
        </draw:path>
        <draw:path draw:style-name="gr7" draw:text-style-name="P1" draw:layer="layout" svg:width="0.353cm" svg:height="1.078cm" svg:x="0.889cm" svg:y="2.097cm" svg:viewBox="0 0 354 1079" svg:d="M354 0c-60 156-120 313-158 481-22 98-45 194-68 291-22 89-53 177-86 262l-42 45h13">
          <text:p/>
        </draw:path>
        <draw:path draw:style-name="gr7" draw:text-style-name="P1" draw:layer="layout" svg:width="0.493cm" svg:height="1.62cm" svg:x="1.162cm" svg:y="1.874cm" svg:viewBox="0 0 494 1621" svg:d="M0 0c79 128 124 282 184 425 43 102 111 183 166 279 38 65 49 133 60 206 11 78 35 143 38 224 3 75 17 152 34 224 19 76 11 158 0 235l-12 28">
          <text:p/>
        </draw:path>
        <draw:path draw:style-name="gr7" draw:text-style-name="P1" draw:layer="layout" svg:width="0.558cm" svg:height="0.074cm" svg:x="1.026cm" svg:y="2.742cm" svg:viewBox="0 0 559 75" svg:d="M0 20c113-59 205 27 307 51 55 12 107-10 162 0l43-11 43 11 4-28">
          <text:p/>
        </draw:path>
        <draw:path draw:style-name="gr7" draw:text-style-name="P1" draw:layer="layout" svg:width="0.043cm" svg:height="1.43cm" svg:x="1.879cm" svg:y="2.036cm" svg:viewBox="0 0 44 1431" svg:d="M8 0c10 148-6 294-8 442-2 122 14 241 22 363 5 86 1 172 12 257 8 61 19 130-4 190l-13 73-9 67 14 39">
          <text:p/>
        </draw:path>
        <draw:path draw:style-name="gr7" draw:text-style-name="P1" draw:layer="layout" svg:width="0.725cm" svg:height="0.921cm" svg:x="2.122cm" svg:y="2.537cm" svg:viewBox="0 0 726 922" svg:d="M56 321c103 62 235 76 333-6 44-38 158-22 158-129 0-77-39-156-98-178-75-27-152 19-214 66-64 50-118 126-162 208-52 99-66 220-72 335-6 94 33 201 102 246 80 52 167 37 252 56 92 19 181-54 243-140l55-84 73-83">
          <text:p/>
        </draw:path>
        <draw:path draw:style-name="gr7" draw:text-style-name="P1" draw:layer="layout" svg:width="0.695cm" svg:height="0.899cm" svg:x="2.976cm" svg:y="2.427cm" svg:viewBox="0 0 696 900" svg:d="M0 0c3 201 129 227 218 313 58 57 115 115 157 190 61 107 149 120 214 218 39 58 65 119 99 179l8-11">
          <text:p/>
        </draw:path>
        <draw:path draw:style-name="gr7" draw:text-style-name="P1" draw:layer="layout" svg:width="0.754cm" svg:height="0.904cm" svg:x="2.865cm" svg:y="2.617cm" svg:viewBox="0 0 755 905" svg:d="M0 905c92-132 170-307 299-391 93-60 144-199 239-257 60-37 129-83 158-167l30-56 29-34">
          <text:p/>
        </draw:path>
        <draw:path draw:style-name="gr7" draw:text-style-name="P1" draw:layer="layout" svg:width="0.584cm" svg:height="1.246cm" svg:x="3.915cm" svg:y="2.387cm" svg:viewBox="0 0 585 1247" svg:d="M0 241c81-140 209-225 342-240 65-8 121 44 149 128 26 81 60 157 81 241 20 75 14 152-4 223-19 74-49 146-51 224-3 82-9 168 8 251l-8 73 8 73 4 33">
          <text:p/>
        </draw:path>
        <draw:path draw:style-name="gr7" draw:text-style-name="P1" draw:layer="layout" svg:width="0.647cm" svg:height="0.861cm" svg:x="3.899cm" svg:y="2.583cm" svg:viewBox="0 0 648 862" svg:d="M648 0c-99 30-168 166-262 207-70 32-144 48-205 111-42 45-90 54-130 112-47 68-53 171-51 263 2 105 68 170 128 168 58-2 119 11 174-23 48-28 98-37 148-55 59-22 83-121 137-151">
          <text:p/>
        </draw:path>
        <draw:path draw:style-name="gr7" draw:text-style-name="P1" draw:layer="layout" svg:width="0.109cm" svg:height="1.156cm" svg:x="4.765cm" svg:y="2.369cm" svg:viewBox="0 0 110 1157" svg:d="M0 0c69 170 27 348 56 526 21 128 73 250 47 385-14 74-19 153-47 224l5 22">
          <text:p/>
        </draw:path>
        <draw:path draw:style-name="gr7" draw:text-style-name="P1" draw:layer="layout" svg:width="0.737cm" svg:height="1.137cm" svg:x="4.661cm" svg:y="2.181cm" svg:viewBox="0 0 738 1138" svg:d="M0 428c95-131 215-232 348-290 84-36 142-161 226-134 68 22 100 125 131 201 25 62 14 140 0 207-22 103-38 207-42 313-3 81-15 162-33 240-14 60 12 121 37 173l71-55">
          <text:p/>
        </draw:path>
        <draw:path draw:style-name="gr7" draw:text-style-name="P1" draw:layer="layout" svg:width="0.725cm" svg:height="0.945cm" svg:x="5.683cm" svg:y="2.324cm" svg:viewBox="0 0 726 946" svg:d="M599 40c-127-72-270-40-375 44-69 55-90 163-156 223-64 58-69 160-65 247 3 79-17 165 18 240 34 70 77 225 188 112 53-54 131-65 202-79 100-19 203-33 296-89l19-17">
          <text:p/>
        </draw:path>
        <draw:path draw:style-name="gr7" draw:text-style-name="P1" draw:layer="layout" svg:width="0.038cm" svg:height="1.626cm" svg:x="6.23cm" svg:y="1.787cm" svg:viewBox="0 0 39 1627" svg:d="M33 0c-59 190-21 391-21 591 1 167 13 334 13 502 0 91 0 183 5 274 4 66-3 133 9 197l-6 63">
          <text:p/>
        </draw:path>
        <draw:path draw:style-name="gr7" draw:text-style-name="P1" draw:layer="layout" svg:width="0.614cm" svg:height="0.975cm" svg:x="6.428cm" svg:y="2.382cm" svg:viewBox="0 0 615 976" svg:d="M18 383c115 190 275 74 334-61 35-83 164-132 136-224-23-79-120-109-202-94-107 20-184 117-235 223-27 57-23 115-33 173-13 86-25 177-14 263 12 93-12 313 113 313 207 1 311-248 498-313">
          <text:p/>
        </draw:path>
        <draw:path draw:style-name="gr7" draw:text-style-name="P1" draw:layer="layout" svg:width="0.048cm" svg:height="1.045cm" svg:x="7.295cm" svg:y="2.335cm" svg:viewBox="0 0 49 1046" svg:d="M3 0c-16 193 49 378 46 570-1 83-26 164-19 246 7 74-18 154 15 224l4 6">
          <text:p/>
        </draw:path>
        <draw:path draw:style-name="gr7" draw:text-style-name="P1" draw:layer="layout" svg:width="0.535cm" svg:height="0.205cm" svg:x="7.142cm" svg:y="2.386cm" svg:viewBox="0 0 536 206" svg:d="M0 206c56-155 176-133 277-173 60-23 118-33 179-33l47 45 33-12">
          <text:p/>
        </draw:path>
        <draw:path draw:style-name="gr7" draw:text-style-name="P1" draw:layer="layout" svg:width="0.71cm" svg:height="1.149cm" svg:x="8.087cm" svg:y="2.107cm" svg:viewBox="0 0 711 1150" svg:d="M694 23c-218-92-333 110-462 243-68 71-161 126-190 229-32 113-47 237-40 357 6 103 116 148 173 223 51 68 134 89 213 67 103-27 189-98 243-196l57-13h23">
          <text:p/>
        </draw:path>
        <draw:path draw:style-name="gr7" draw:text-style-name="P1" draw:layer="layout" svg:width="0.565cm" svg:height="0.924cm" svg:x="8.931cm" svg:y="2.432cm" svg:viewBox="0 0 566 925" svg:d="M0 150c105-48 213-159 335-149 74 5 163 24 190 142 24 103 27 207 35 310 6 85-24 164-17 249 6 73 42 149 11 223l-29-61">
          <text:p/>
        </draw:path>
        <draw:path draw:style-name="gr7" draw:text-style-name="P1" draw:layer="layout" svg:width="0.841cm" svg:height="0.634cm" svg:x="8.839cm" svg:y="2.66cm" svg:viewBox="0 0 842 635" svg:d="M842 70c-161-45-338-103-501-47-88 30-136 144-225 161-85 16-115 119-116 203-1 118 116 143 185 175 63 30 135 26 202 47 72 22 152 42 225 7l57-20 18-14">
          <text:p/>
        </draw:path>
        <draw:path draw:style-name="gr7" draw:text-style-name="P1" draw:layer="layout" svg:width="0.127cm" svg:height="1.455cm" svg:x="9.756cm" svg:y="1.988cm" svg:viewBox="0 0 128 1456" svg:d="M86 0c-95 151-97 361-23 526 46 102 35 223 53 337 13 86 30 191-36 263-52 57-58 144-63 223l-11 67-6 40">
          <text:p/>
        </draw:path>
        <draw:path draw:style-name="gr7" draw:text-style-name="P1" draw:layer="layout" svg:width="0.548cm" svg:height="0.535cm" svg:x="10.118cm" svg:y="2.777cm" svg:viewBox="0 0 549 536" svg:d="M375 0c-102 46-327 30-369 202-21 85 17 172 52 250 42 93 132 98 202 67 72-32 156-32 219-94l64-95 6-33">
          <text:p/>
        </draw:path>
        <draw:path draw:style-name="gr7" draw:text-style-name="P1" draw:layer="layout" svg:width="0.109cm" svg:height="1.449cm" svg:x="10.557cm" svg:y="1.943cm" svg:viewBox="0 0 110 1450" svg:d="M23 0c34 183 63 372 58 560-2 69-2 138-12 209-22 147-34 297-58 445-12 75-22 162 12 236l64-74 23-27">
          <text:p/>
        </draw:path>
        <draw:path draw:style-name="gr7" draw:text-style-name="P1" draw:layer="layout" svg:width="0.633cm" svg:height="0.87cm" svg:x="10.893cm" svg:y="2.601cm" svg:viewBox="0 0 634 871" svg:d="M46 419c131-57 320-23 422-155 43-57 58-165-18-229-104-89-228 14-317 67-91 54-136 163-133 283 3 114 12 218 34 324 24 111 142 206 244 141 87-56 255-35 299-175l57-74">
          <text:p/>
        </draw:path>
        <draw:path draw:style-name="gr7" draw:text-style-name="P1" draw:layer="layout" svg:width="0.189cm" svg:height="0.855cm" svg:x="11.701cm" svg:y="2.642cm" svg:viewBox="0 0 190 856" svg:d="M0 0c10 204 71 397 92 600l41 149 23 87 34 20">
          <text:p/>
        </draw:path>
        <draw:path draw:style-name="gr7" draw:text-style-name="P1" draw:layer="layout" svg:width="0.617cm" svg:height="0.302cm" svg:x="11.62cm" svg:y="2.568cm" svg:viewBox="0 0 618 303" svg:d="M0 303c161-66 297-214 467-256l99-20 52-27">
          <text:p/>
        </draw:path>
        <draw:path draw:style-name="gr7" draw:text-style-name="P1" draw:layer="layout" svg:width="0.841cm" svg:height="1.158cm" svg:x="12.531cm" svg:y="2.111cm" svg:viewBox="0 0 842 1159" svg:d="M842 160c-71-195-259-193-375-95-77 65-158 128-219 216-85 121-136 266-214 391-68 108-26 274 58 337 78 58 149 141 248 149 93 8 179-25 266-54l57-68 17-20">
          <text:p/>
        </draw:path>
        <draw:path draw:style-name="gr7" draw:text-style-name="P1" draw:layer="layout" svg:width="0.462cm" svg:height="0.889cm" svg:x="13.198cm" svg:y="2.481cm" svg:viewBox="0 0 463 890" svg:d="M267 170c-286-182-270 162-265 386 4 192 130 350 248 333 121-18 216-212 213-413-1-132-23-263-74-368-51-107-141-129-214-90v8">
          <text:p/>
        </draw:path>
        <draw:path draw:style-name="gr7" draw:text-style-name="P1" draw:layer="layout" svg:width="0.055cm" svg:height="1.53cm" svg:x="13.856cm" svg:y="1.779cm" svg:viewBox="0 0 56 1531" svg:d="M56 0c-13 216-39 432-53 648-7 113 1 229 6 343 4 127 11 256 7 385v87l13 68h27">
          <text:p/>
        </draw:path>
        <draw:path draw:style-name="gr7" draw:text-style-name="P1" draw:layer="layout" svg:width="0.515cm" svg:height="1.067cm" svg:x="14.056cm" svg:y="2.332cm" svg:viewBox="0 0 516 1068" svg:d="M241 0c-236 1-278 414-214 676 41 168 128 310 225 378 78 54 161-62 219-149 83-124 35-360-17-497-53-141-138-281-242-278l-127 10-46 40">
          <text:p/>
        </draw:path>
        <draw:path draw:style-name="gr7" draw:text-style-name="P1" draw:layer="layout" svg:width="0.041cm" svg:height="1.01cm" svg:x="14.843cm" svg:y="2.318cm" svg:viewBox="0 0 42 1011" svg:d="M42 0c-8 204-32 408-40 613-4 77-1 157 0 236l6 68 17 74 17 20">
          <text:p/>
        </draw:path>
        <draw:path draw:style-name="gr7" draw:text-style-name="P1" draw:layer="layout" svg:width="0.576cm" svg:height="0.195cm" svg:x="14.735cm" svg:y="2.277cm" svg:viewBox="0 0 577 196" svg:d="M0 196c124-178 306-141 467-196h59l51 61">
          <text:p/>
        </draw:path>
        <draw:path draw:style-name="gr7" draw:text-style-name="P1" draw:layer="layout" svg:width="0.051cm" svg:height="0.943cm" svg:x="15.449cm" svg:y="2.204cm" svg:viewBox="0 0 52 944" svg:d="M52 0c-11 197-23 396-40 593-8 88-9 175-12 263l12 67 5 21">
          <text:p/>
        </draw:path>
        <draw:path draw:style-name="gr7" draw:text-style-name="P1" draw:layer="layout" svg:width="0.099cm" svg:height="1.017cm" svg:x="15.76cm" svg:y="2.243cm" svg:viewBox="0 0 100 1018" svg:d="M86 0c54 228-72 426-57 648 8 113-18 224-12 337l-17 33">
          <text:p/>
        </draw:path>
        <draw:path draw:style-name="gr7" draw:text-style-name="P1" draw:layer="layout" svg:width="0.68cm" svg:height="1.028cm" svg:x="15.777cm" svg:y="2.178cm" svg:viewBox="0 0 681 1029" svg:d="M0 248c165-2 269-179 427-203 80-13 178-81 237-20 58 57-50 158-75 236-33 102-123 158-162 256-29 74-42 161-34 243 7 68-51 143 11 202l29 67 11-13">
          <text:p/>
        </draw:path>
        <draw:path draw:style-name="gr7" draw:text-style-name="P1" draw:layer="layout" svg:width="0.777cm" svg:height="0.83cm" svg:x="16.554cm" svg:y="2.295cm" svg:viewBox="0 0 778 831" svg:d="M643 9c-405-68-413 247-589 405-70 64-65 155-25 229 38 72 84 161 185 182 109 23 216-31 311-68l168-94 85-40">
          <text:p/>
        </draw:path>
        <draw:path draw:style-name="gr7" draw:text-style-name="P1" draw:layer="layout" svg:width="0.865cm" svg:height="1.241cm" svg:x="16.397cm" svg:y="2.398cm" svg:viewBox="0 0 866 1242" svg:d="M657 0c92 120 78 268 156 391 34 52 56 112 52 174-3 76-7 155-40 226-32 72-64 147-127 203-83 75-210 112-277 198-47 61-138 61-196 29-65-37-131-106-220-96l-5 4">
          <text:p/>
        </draw:path>
        <draw:path draw:style-name="gr7" draw:text-style-name="P1" draw:layer="layout" svg:width="0.123cm" svg:height="1.482cm" svg:x="17.84cm" svg:y="2.002cm" svg:viewBox="0 0 124 1483" svg:d="M124 0c-102 187-145 413-114 627 15 108 0 221 20 330 17 92-3 192 34 283 30 74 51 161 33 243">
          <text:p/>
        </draw:path>
        <draw:path draw:style-name="gr7" draw:text-style-name="P1" draw:layer="layout" svg:width="0.855cm" svg:height="1.386cm" svg:x="17.823cm" svg:y="1.99cm" svg:viewBox="0 0 856 1387" svg:d="M0 106c148-90 309-72 466-101 77-14 160 4 243 20 115 22 101 184 68 270-58 149-184 159-291 196-80 28-222-123-227-21-5 112 162 40 244 48 130 13 333 66 351 262 17 174-109 329-212 425-56 52-120 76-186 101-110 42-222 28-332 47l-31 34">
          <text:p/>
        </draw:path>
        <draw:path draw:style-name="gr7" draw:text-style-name="P1" draw:layer="layout" svg:width="0.567cm" svg:height="1.066cm" svg:x="18.751cm" svg:y="2.405cm" svg:viewBox="0 0 568 1067" svg:d="M433 31c-328-115-295 119-370 269-41 79-9 182-34 270-26 87-39 169-20 250 18 83 16 208 121 235 71 18 164 21 222-33 82-80 146-179 196-283 39-81 14-182 0-270-13-81-14-168-67-236l-14-74 41 7">
          <text:p/>
        </draw:path>
        <draw:path draw:style-name="gr7" draw:text-style-name="P1" draw:layer="layout" svg:width="0.507cm" svg:height="1.128cm" svg:x="19.58cm" svg:y="2.272cm" svg:viewBox="0 0 508 1129" svg:d="M285 2c-377-30-196 240-269 435-34 90-3 206-7 307-3 101 26 194 47 288 31 142 128 83 202 92 112 15 143-174 176-287 30-105 42-219 67-325 26-110-28-210-67-288-46-92-133-78-203-92l14 92 20 37">
          <text:p/>
        </draw:path>
        <draw:path draw:style-name="gr7" draw:text-style-name="P1" draw:layer="layout" svg:width="0.116cm" svg:height="1.516cm" svg:x="20.301cm" svg:y="2.063cm" svg:viewBox="0 0 117 1517" svg:d="M117 0c-88 172-56 358-81 539-13 89-11 181-27 270-15 83-3 166 7 249 9 75 22 158-7 229-34 83 43 143 7 223l13 7">
          <text:p/>
        </draw:path>
        <draw:path draw:style-name="gr7" draw:text-style-name="P1" draw:layer="layout" svg:width="0.639cm" svg:height="0.431cm" svg:x="20.364cm" svg:y="2.602cm" svg:viewBox="0 0 640 432" svg:d="M640 0c-199 26-255 255-438 297l-67 20-74 54-61 61">
          <text:p/>
        </draw:path>
        <draw:path draw:style-name="gr7" draw:text-style-name="P1" draw:layer="layout" svg:width="0.639cm" svg:height="0.538cm" svg:x="20.418cm" svg:y="2.974cm" svg:viewBox="0 0 640 539" svg:d="M0 0c18 225 194 252 344 256 81 2 124 76 202 95 68 16 132 123 67 188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6T18:21:19.025000000</meta:creation-date>
    <dc:date>2021-05-16T20:40:02.443000000</dc:date>
    <meta:editing-duration>PT24M12S</meta:editing-duration>
    <meta:editing-cycles>4</meta:editing-cycles>
    <meta:generator>LibreOffice/7.1.3.2$Windows_x86 LibreOffice_project/47f78053abe362b9384784d31a6e56f8511eb1c1</meta:generator>
    <meta:document-statistic meta:object-count="97"/>
  </office:meta>
</office:document-meta>
</file>